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36c" officeooo:paragraph-rsid="001b136c"/>
    </style:style>
    <style:style style:name="P2" style:family="paragraph" style:parent-style-name="Standard">
      <style:text-properties fo:font-variant="normal" fo:text-transform="none" fo:color="#000000" style:font-name="Liberation Sans" fo:font-size="10.5pt" fo:letter-spacing="normal" fo:font-style="normal" fo:font-weight="normal" officeooo:rsid="001b136c" officeooo:paragraph-rsid="001b136c"/>
    </style:style>
    <style:style style:name="P3" style:family="paragraph" style:parent-style-name="Standard">
      <style:text-properties fo:font-variant="normal" fo:text-transform="none" fo:color="#000000" style:font-name="Liberation Sans" fo:font-size="10.5pt" fo:letter-spacing="normal" fo:font-style="normal" fo:font-weight="normal" officeooo:rsid="001c38fa" officeooo:paragraph-rsid="001c38fa"/>
    </style:style>
    <style:style style:name="P4"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style>
    <style:style style:name="P5"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font-weight-asian="normal" style:font-weight-complex="normal"/>
    </style:style>
    <style:style style:name="P6" style:family="paragraph" style:parent-style-name="Standard">
      <style:text-properties fo:font-variant="normal" fo:text-transform="none" fo:color="#000000" style:font-name="Liberation Sans" fo:font-size="10.5pt" fo:letter-spacing="normal" fo:font-style="normal" fo:font-weight="bold" officeooo:rsid="001c5c2e" officeooo:paragraph-rsid="001c5c2e" style:font-weight-asian="bold" style:font-weight-complex="bold"/>
    </style:style>
    <style:style style:name="P7" style:family="paragraph" style:parent-style-name="Standard">
      <style:text-properties style:font-name="Liberation Sans" fo:font-size="10.5pt" officeooo:rsid="0021b8e9" officeooo:paragraph-rsid="0021b8e9" style:font-size-asian="10.5pt" style:font-size-complex="10.5pt"/>
    </style:style>
    <style:style style:name="P8" style:family="paragraph" style:parent-style-name="Standard">
      <style:text-properties officeooo:rsid="001b136c" officeooo:paragraph-rsid="001b136c"/>
    </style:style>
    <style:style style:name="P9" style:family="paragraph" style:parent-style-name="Standard">
      <style:text-properties officeooo:rsid="0021cf3f" officeooo:paragraph-rsid="0021cf3f"/>
    </style:style>
    <style:style style:name="T1" style:family="text">
      <style:text-properties officeooo:rsid="001b136c"/>
    </style:style>
    <style:style style:name="T2" style:family="text">
      <style:text-properties officeooo:rsid="001f96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usic Information Retrieval:</text:p>
      <text:p text:style-name="P9"/>
      <text:p text:style-name="P1"/>
      <text:p text:style-name="P1">Music Genre Classification:</text:p>
      <text:p text:style-name="P1"/>
      <text:p text:style-name="P1">** A Music Genre Classification Method Based on Deep Learning</text:p>
      <text:p text:style-name="P7">The following are the paper’s primary research findings and innovations: to better describe the</text:p>
      <text:p text:style-name="P7">music, this article will be divided into multiple local musical instrument digital interface (MIDI) music passages, playing style close by analyzing passages, passages feature extracting, and feature sequence of passages. Extraction of note feature matrix, extraction of topic and segment division based on note feature matrix, research and extraction of effective features based on segment theme, and composition of feature sequence are all part of the process. Because of the shallow structure of standard classification methods, it is difficult for classifiers to learn temporal and semantic information about music. This research investigates recurrent neural networks (RNN) and attention using the distinctive sequence of input MIDI segments. To create data sets and conduct music categorization tests, collect 1920 MIDI files with genre labels from the Internet.</text:p>
      <text:p text:style-name="P1"/>
      <text:p text:style-name="P1">** Semantic Scholar</text:p>
      <text:p text:style-name="P1"/>
      <text:p text:style-name="P1"><text:a xlink:type="simple" xlink:href="https://www.semanticscholar.org/paper/Music-genre-classification-based-on-auditory-image%2C-Cai-Zhang/66989c917fbf2f839b72320eb0f527938eb8c749" text:style-name="Internet_20_link" text:visited-style-name="Visited_20_Internet_20_Link">https://www.semanticscholar.org/paper/Music-genre-classification-based-on-auditory-image%2C-Cai-Zhang/66989c917fbf2f839b72320eb0f527938eb8c749</text:a></text:p>
      <text:p text:style-name="P2">A novel classification framework incorporating the auditory image feature with traditional acoustic features and spectral feature is proposed to improve the classification accuracy.</text:p>
      <text:p text:style-name="P2">auditory image feature is extracted based on the auditory image model which simulates the auditory system of the human ear </text:p>
      <text:p text:style-name="P2">Experimental results show that the proposed method owns the higher classification accuracy and the better stability than many state-of-the-art classification methods. </text:p>
      <text:p text:style-name="P2"/>
      <text:p text:style-name="P2"><text:a xlink:type="simple" xlink:href="https://www.semanticscholar.org/paper/Robustness-of-musical-features-on-deep-learning-for-Singh-Biswas/c217e74935dbbcac1fbae26639373c3659c5d0d0" text:style-name="Internet_20_link" text:visited-style-name="Visited_20_Internet_20_Link">https://www.semanticscholar.org/paper/Robustness-of-musical-features-on-deep-learning-for-Singh-Biswas/c217e74935dbbcac1fbae26639373c3659c5d0d0</text:a></text:p>
      <text:p text:style-name="P3">examine the significance and robustness of some primarily used low-level and mid-level musical and</text:p>
      <text:p text:style-name="P3">non-musical features on DL-based models for the MGC task.</text:p>
      <text:p text:style-name="P2">A study on the optimal feature frame size and sliding window is also provided, along with the analysis on the performance of selected DL models as we increase data samples. We also analyzed changes in</text:p>
      <text:p text:style-name="P2">the training time of selected DL models over the employed features in our study.</text:p>
      <text:p text:style-name="P2"/>
      <text:p text:style-name="P2"><text:a xlink:type="simple" xlink:href="https://www.semanticscholar.org/paper/1D-CNN-Architectures-for-Music-Genre-Classification-Allamy-Koerich/37e9f340df110eb437c9cb4a7968e188e99c95e8" text:style-name="Internet_20_link" text:visited-style-name="Visited_20_Internet_20_Link">https://www.semanticscholar.org/paper/1D-CNN-Architectures-for-Music-Genre-Classification-Allamy-Koerich/37e9f340df110eb437c9cb4a7968e188e99c95e8</text:a></text:p>
      <text:p text:style-name="P2">1D residual convolutional neural network (CNN) architecture for music genre classification.</text:p>
      <text:p text:style-name="P2">learn a representation and a discriminant directly from the raw audio signal. Several convolutional layers capture the time-frequency characteristics of the audio signal and learn various filters relevant to the music genre recognition task. The proposed approach splits the audio signal into overlapped segments using a sliding window to comply with the fixed-length input constraint of the 1D CNNs. As a result, music genre classification can be carried out on a single audio segment or on aggregating the predictions on several audio segments, which improves the final accuracy. </text:p>
      <text:p text:style-name="P2"/>
      <text:p text:style-name="P2"><text:a xlink:type="simple" xlink:href="https://www.semanticscholar.org/paper/DBTMPE%3A-Deep-Bidirectional-Transformers-Based-for-Qiu-Li/ddbd6bfb0294cf03ae8c764a4c65e66e0ce71243" text:style-name="Internet_20_link" text:visited-style-name="Visited_20_Internet_20_Link">https://www.semanticscholar.org/paper/DBTMPE%3A-Deep-Bidirectional-Transformers-Based-for-Qiu-Li/ddbd6bfb0294cf03ae8c764a4c65e66e0ce71243</text:a></text:p>
      <text:p text:style-name="P2">proposes a musical instrument digital interface (MIDI) preprocessing method, Pitch to Vector (Pitch2vec), and a deep bidirectional transformers-based masked predictive encoder (MPE) method for music genre classification.</text:p>
      <text:p text:style-name="P3">I<text:span text:style-name="T1">n contrast to other deep-learning models, such as recurrent neural network (RNN)-based models, the MPE method enables parallelization over time-steps, leading to faster training. </text:span></text:p>
      <text:p text:style-name="P3">In the music genre classification task, the accuracy rate and other indicators of the proposed method were more than 94%.</text:p>
      <text:p text:style-name="P3"/>
      <text:p text:style-name="P3"><text:a xlink:type="simple" xlink:href="https://www.semanticscholar.org/paper/Deep-Learning-Based-Music-Genre-Classification-AthulyaK-Sindhu/6c75612b9a03428807086a21da19bc8f8668735f" text:style-name="Internet_20_link" text:visited-style-name="Visited_20_Internet_20_Link">https://www.semanticscholar.org/paper/Deep-Learning-Based-Music-Genre-Classification-AthulyaK-Sindhu/6c75612b9a03428807086a21da19bc8f8668735f</text:a></text:p>
      <text:p text:style-name="P3"><text:soft-page-break/>The proposed framework deals with three main steps: data preprocessing, feature extraction, and classification. Convolutional neural network (CNN) is the method used to tackle music genre classification. </text:p>
      <text:p text:style-name="P3">The proposed system uses feature values of spectrograms generated from slices of songs as the input into a CNN to classify the songs into their music genres</text:p>
      <text:p text:style-name="P3"/>
      <text:p text:style-name="P3"><text:a xlink:type="simple" xlink:href="https://www.semanticscholar.org/paper/Comparative-Analysis-of-Three-Improved-Deep-for-Rafi-Noman/feecd484cf44b47086594ef904b07bc6bd86ea33" text:style-name="Internet_20_link" text:visited-style-name="Visited_20_Internet_20_Link">https://www.semanticscholar.org/paper/Comparative-Analysis-of-Three-Improved-Deep-for-Rafi-Noman/feecd484cf44b47086594ef904b07bc6bd86ea33</text:a></text:p>
      <text:p text:style-name="P3">review and discuss three such architectures of deep learning models: Convolutional Neural Network (CNN), Recurrent Neural Network (RNN), and the hybrid model, Convolutional Recurrent Neural Network (CRNN).</text:p>
      <text:p text:style-name="P3">n particular, we analyze improved CNN, RNN, and CRNN architectures named Bottom-up Broadcast Neural Network (BBNN) , Independent Recurrent Neural Network (IndRNN) and CRNN in Time and Frequency dimensions (CRNNTF).</text:p>
      <text:p text:style-name="P3"/>
      <text:p text:style-name="P3"><text:a xlink:type="simple" xlink:href="https://www.semanticscholar.org/paper/Music-Genre-Classification-using-Deep-Learning-Fathima/801dff7cd0af0945ed750b019cf582d4c90a11b4" text:style-name="Internet_20_link" text:visited-style-name="Visited_20_Internet_20_Link">https://www.semanticscholar.org/paper/Music-Genre-Classification-using-Deep-Learning-Fathima/801dff7cd0af0945ed750b019cf582d4c90a11b4</text:a></text:p>
      <text:p text:style-name="P3">. In this paper, we propose two methods for boosting music genre classification with convolutional neural networks: 1) using a process inspired by residual learning to combine peak- and average pooling to provide more statistical information to higher level neural networks; and 2) To bypass one or more layers, use shortcut connections. To perform classification, the KNN output is fed into another deep neural network. </text:p>
      <text:p text:style-name="P3"/>
      <text:p text:style-name="P3"><text:a xlink:type="simple" xlink:href="https://www.semanticscholar.org/paper/3D-DCDAE%3A-Unsupervised-Music-Latent-Representations-Qiu-Li/5c89d043607bba76f3cb674821fc54afe7a79281" text:style-name="Internet_20_link" text:visited-style-name="Visited_20_Internet_20_Link">https://www.semanticscholar.org/paper/3D-DCDAE%3A-Unsupervised-Music-Latent-Representations-Qiu-Li/5c89d043607bba76f3cb674821fc54afe7a79281</text:a></text:p>
      <text:p text:style-name="P4">This paper proposes an unsupervised latent music representation learning method based on a deep 3D convolutional denoising autoencoder (3D-DCDAE) for music genre classification, which aims to learn common representations from a large amount of unlabeled data to improve the performance of music genre classification.</text:p>
      <text:p text:style-name="P4">unlabeled MIDI files are applied to 3D-DCDAE to extract latent representations by denoising and reconstructing input data. Next, a decoder is utilized to assist the 3D-DCDAE in training. After 3D-DCDAE training, the decoder is replaced by a multilayer perceptron (MLP) classifier for music genre classification. </text:p>
      <text:p text:style-name="P4"/>
      <text:p text:style-name="P4"><text:a xlink:type="simple" xlink:href="https://www.semanticscholar.org/paper/Music-Genre-Classification-Using-1D-Convolution-Falola-Akinola/6eb3c9c704bef91e53fd3ce09881c2b2743cc005" text:style-name="Internet_20_link" text:visited-style-name="Visited_20_Internet_20_Link">https://www.semanticscholar.org/paper/Music-Genre-Classification-Using-1D-Convolution-Falola-Akinola/6eb3c9c704bef91e53fd3ce09881c2b2743cc005</text:a></text:p>
      <text:p text:style-name="P4">This paper therefore examines the application of 1D Convolutional Neural Network for music genre classification.</text:p>
      <text:p text:style-name="P4"/>
      <text:p text:style-name="P4"><text:a xlink:type="simple" xlink:href="https://www.semanticscholar.org/paper/Combined-Transfer-and-Active-Learning-for-High-Chen-Steven/3630e7f5ec6298e05c8ff2a425d09212ed53931c" text:style-name="Internet_20_link" text:visited-style-name="Visited_20_Internet_20_Link">https://www.semanticscholar.org/paper/Combined-Transfer-and-Active-Learning-for-High-Chen-Steven/3630e7f5ec6298e05c8ff2a425d09212ed53931c</text:a></text:p>
      <text:p text:style-name="P4">This paper propose a novel active transfer music genre classification method (ATMGCM) for musical genre classification. After comparing the ATMGCM with SVM and Random Forest, the ATMGCM algorithm has higher accuracy in massive database or with noises.</text:p>
      <text:p text:style-name="P4">the Transfer learning is applied to transfer knowledge from the source dataset to the target dataset, and active learning is applied to determine informative labels of a small part of samples from unlabeled datasets.</text:p>
      <text:p text:style-name="P4"/>
      <text:p text:style-name="P4"><text:a xlink:type="simple" xlink:href="https://www.semanticscholar.org/paper/Language-Representation-Models-for-Music-Genre-Akalp-Cigdem/615ead33365eec381f883e8412255ce2a0106f56" text:style-name="Internet_20_link" text:visited-style-name="Visited_20_Internet_20_Link">https://www.semanticscholar.org/paper/Language-Representation-Models-for-Music-Genre-Akalp-Cigdem/615ead33365eec381f883e8412255ce2a0106f56</text:a></text:p>
      <text:p text:style-name="P4">Language representation models such as BERT, DistilBERT have been proven to be useful in learning universal language representations.</text:p>
      <text:p text:style-name="P4">In this study, we apply language representation models for music genre classification using song lyrics.</text:p>
      <text:p text:style-name="P4">Experimental results show that BERT outperforms other models on one-label and multi-label classification with accuracy of 77.63% and 71.29% respectively.</text:p>
      <text:p text:style-name="P4"/>
      <text:p text:style-name="P4"><text:a xlink:type="simple" xlink:href="https://www.semanticscholar.org/paper/Music-Genre-Classification%3A-A-Review-of-and-Ndou-Ajoodha/67c763d289e0636c9326c3328c10c61a78287feb" text:style-name="Internet_20_link" text:visited-style-name="Visited_20_Internet_20_Link">https://www.semanticscholar.org/paper/Music-Genre-Classification%3A-A-Review-of-and-Ndou-Ajoodha/67c763d289e0636c9326c3328c10c61a78287feb</text:a></text:p>
      <text:p text:style-name="P4">This research provides a comparative study of the genre classification performance of deep-learning and traditional machine-learning models.</text:p>
      <text:p text:style-name="P4"><text:soft-page-break/><text:s/>We present the categories of features utilized for automatic genre classification and implement Information Gain Ranking algorithm to determine the features most contributing to the correct classification of a music piece. </text:p>
      <text:p text:style-name="P4"/>
      <text:p text:style-name="P4"><text:a xlink:type="simple" xlink:href="https://www.semanticscholar.org/paper/Vision-Transformer-for-Music-Genre-Classification-Khasgiwala-Tailor/0dbaf3e30ebea2701b37dc9492b4e2182d0adc64" text:style-name="Internet_20_link" text:visited-style-name="Visited_20_Internet_20_Link">https://www.semanticscholar.org/paper/Vision-Transformer-for-Music-Genre-Classification-Khasgiwala-Tailor/0dbaf3e30ebea2701b37dc9492b4e2182d0adc64</text:a></text:p>
      <text:p text:style-name="P6">Vision Transformer for Music Genre Classification using Mel-frequency Cepstrum Coefficient</text:p>
      <text:p text:style-name="P5">we leverage a transformer-based model to outperform the frequently used CNN model. In this research, acoustic features (MFCC) are extracted from the audio files from the FMA dataset for genre classification purposes. The songs represented by MFCC are trained and evaluated on the novel Vision Transformer, RNN-LSTM, and CNN-based architecture. </text:p>
      <text:p text:style-name="P5"/>
      <text:p text:style-name="P5"><text:a xlink:type="simple" xlink:href="https://www.semanticscholar.org/paper/A-Novel-Music-Genre-Classification-Using-Neural-Puppala-Muvva/168aac4bd63f7e639392b2937e0e7fb92e4cd113" text:style-name="Internet_20_link" text:visited-style-name="Visited_20_Internet_20_Link">https://www.semanticscholar.org/paper/A-Novel-Music-Genre-Classification-Using-Neural-Puppala-Muvva/168aac4bd63f7e639392b2937e0e7fb92e4cd113</text:a></text:p>
      <text:p text:style-name="P5">Deep learning technique is encoded to coach and identify the method. For training and classification, a convolution neural network is used. The most important role in the audio analysis is feature extraction. As a function vector, the Mel Frequency Cepstral constant (MFCC) is utilized for the sound sample. By extracting the feature vector, the planned framework categorizes music into varied genres.</text:p>
      <text:p text:style-name="P5"><text:span text:style-name="T2">a</text:span>ccuracy level of about 97% for training and 74% for testing, </text:p>
      <text:p text:style-name="P5"/>
      <text:p text:style-name="P5"><text:a xlink:type="simple" xlink:href="https://www.semanticscholar.org/paper/Music-Genre-Classification%3A-A-Comparative-Study-and-Lau-Ajoodha/7a53581a3ca69101a3c3b84d296a4a792a54231f" text:style-name="Internet_20_link" text:visited-style-name="Visited_20_Internet_20_Link">https://www.semanticscholar.org/paper/Music-Genre-Classification%3A-A-Comparative-Study-and-Lau-Ajoodha/7a53581a3ca69101a3c3b84d296a4a792a54231f</text:a></text:p>
      <text:p text:style-name="P5">this paper provided a comparative study on music genre classification using a deep learning convolutional neural network approach against 5 traditional off-the-shelf classifiers.</text:p>
      <text:p text:style-name="P5"/>
      <text:p text:style-name="P5"><text:a xlink:type="simple" xlink:href="https://www.semanticscholar.org/paper/Music-genre-classification-and-music-recommendation-Elbir-Aydin/d48e79d91833ffc9fdb34b4398eae3b694e0936b" text:style-name="Internet_20_link" text:visited-style-name="Visited_20_Internet_20_Link">https://www.semanticscholar.org/paper/Music-genre-classification-and-music-recommendation-Elbir-Aydin/d48e79d91833ffc9fdb34b4398eae3b694e0936b</text:a></text:p>
      <text:p text:style-name="P5">In this study, a music genre classification system and music recommendation engine, which focuses on extracting representative features that have been obtained by a novel deep neural network model, have been proposed. Acoustic features extracted from these networks have been utilised for music genre classification and music recommendation on a data se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0:43:17.862150546</meta:creation-date>
    <dc:date>2023-03-03T19:43:10.103109271</dc:date>
    <meta:editing-duration>P2DT4H16M53S</meta:editing-duration>
    <meta:editing-cycles>4</meta:editing-cycles>
    <meta:generator>LibreOffice/6.4.7.2$Linux_X86_64 LibreOffice_project/40$Build-2</meta:generator>
    <meta:document-statistic meta:table-count="0" meta:image-count="0" meta:object-count="0" meta:page-count="3" meta:paragraph-count="55" meta:word-count="1139" meta:character-count="10031" meta:non-whitespace-character-count="8936"/>
  </office:meta>
</office:document-meta>
</file>